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onaco" svg:font-family="Monaco, 'Courier New', 'DejaVu Sans Mono', 'Bitstream Vera Sa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P25" style:family="paragraph" style:parent-style-name="Text_20_body">
      <style:text-properties fo:color="#000000" style:font-name="Arial1" fo:font-size="11pt" fo:font-weight="normal" style:font-name-asian="Arial"/>
    </style:style>
    <style:style style:name="P26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7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style:font-name="Arial" style:font-name-asian="Arial"/>
    </style:style>
    <style:style style:name="P30" style:family="paragraph" style:parent-style-name="Text_20_body" style:list-style-name="L1">
      <style:text-properties style:font-name="Arial" style:font-name-asian="Arial"/>
    </style:style>
    <style:style style:name="P31" style:family="paragraph" style:parent-style-name="Text_20_body" style:list-style-name="L2">
      <style:text-properties style:font-name="Arial" style:font-name-asian="Arial"/>
    </style:style>
    <style:style style:name="P32" style:family="paragraph" style:parent-style-name="Text_20_body" style:list-style-name="L3">
      <style:text-properties style:font-name="Arial" style:font-name-asian="Arial"/>
    </style:style>
    <style:style style:name="P33" style:family="paragraph" style:parent-style-name="Text_20_body" style:list-style-name="L4">
      <style:text-properties style:font-name="Arial" style:font-name-asian="Arial"/>
    </style:style>
    <style:style style:name="P34" style:family="paragraph" style:parent-style-name="Text_20_body" style:list-style-name="L5">
      <style:text-properties style:font-name="Arial" style:font-name-asian="Arial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37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text-properties style:font-name="Arial1" fo:font-size="11pt" fo:font-weight="normal" style:font-name-asian="Arial"/>
    </style:style>
    <style:style style:name="P40" style:family="paragraph" style:parent-style-name="Text_20_body" style:list-style-name="L8"/>
    <style:style style:name="P41" style:family="paragraph" style:parent-style-name="Text_20_body" style:list-style-name="L9"/>
    <style:style style:name="P42" style:family="paragraph" style:parent-style-name="Text_20_body" style:list-style-name="L13"/>
    <style:style style:name="P43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44" style:family="paragraph" style:parent-style-name="Text_20_body" style:list-style-name="L14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45" style:family="paragraph" style:parent-style-name="Heading_20_1">
      <style:text-properties style:font-name="Arial" style:font-name-asian="Arial"/>
    </style:style>
    <style:style style:name="P46" style:family="paragraph" style:parent-style-name="List_20_Contents" style:list-style-name="L3"/>
    <style:style style:name="P47" style:family="paragraph" style:parent-style-name="Standard">
      <style:text-properties style:font-name="Arial" style:font-name-asian="Arial"/>
    </style:style>
    <style:style style:name="P48" style:family="paragraph" style:parent-style-name="Standard" style:list-style-name="L10">
      <style:text-properties style:font-name="Arial" style:font-name-asian="Arial"/>
    </style:style>
    <style:style style:name="P49" style:family="paragraph" style:parent-style-name="Standard" style:list-style-name="L11">
      <style:text-properties style:font-name="Arial" style:font-name-asian="Arial"/>
    </style:style>
    <style:style style:name="P50" style:family="paragraph" style:parent-style-name="Standard" style:list-style-name="L12">
      <style:text-properties style:font-name="Arial" style:font-name-asian="Arial"/>
    </style:style>
    <style:style style:name="P51" style:family="paragraph" style:parent-style-name="Standard" style:list-style-name="L13"/>
    <style:style style:name="P52" style:family="paragraph" style:parent-style-name="Standard" style:list-style-name="L15">
      <style:text-properties fo:font-size="11pt" style:font-size-asian="11pt" style:font-size-complex="11pt"/>
    </style:style>
    <style:style style:name="P53" style:family="paragraph" style:parent-style-name="Preformatted_20_Text" style:list-style-name="L6"/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0000" style:font-name="Arial" fo:font-size="11pt" fo:background-color="transparent" style:font-size-asian="11pt" style:font-size-complex="11pt"/>
    </style:style>
    <style:style style:name="T1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4b0082"/>
    </style:style>
    <style:style style:name="T14" style:family="text">
      <style:text-properties fo:color="#4b0082" style:font-name="Arial1" fo:font-size="11pt" fo:font-weight="normal" style:font-name-asian="Arial"/>
    </style:style>
    <style:style style:name="T15" style:family="text">
      <style:text-properties fo:color="#000080"/>
    </style:style>
    <style:style style:name="T16" style:family="text">
      <style:text-properties fo:color="#000080" style:font-name="Arial1" fo:font-size="11pt" fo:font-weight="normal" style:font-name-asian="Arial"/>
    </style:style>
    <style:style style:name="T17" style:family="text">
      <style:text-properties fo:color="#ff0000"/>
    </style:style>
    <style:style style:name="T18" style:family="text">
      <style:text-properties fo:color="#708090"/>
    </style:style>
    <style:style style:name="T19" style:family="text">
      <style:text-properties fo:color="#569cd6"/>
    </style:style>
    <style:style style:name="T20" style:family="text">
      <style:text-properties fo:color="#569cd6" fo:font-size="10.5pt" fo:font-weight="normal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fo:color="#569cd6" style:font-name="Consolas" fo:font-size="10.5pt" fo:font-weight="normal" fo:background-color="#1e1e1e"/>
    </style:style>
    <style:style style:name="T23" style:family="text">
      <style:text-properties fo:color="#9cdcfe"/>
    </style:style>
    <style:style style:name="T24" style:family="text">
      <style:text-properties fo:color="#9cdcfe" fo:font-size="10.5pt" fo:font-weight="normal"/>
    </style:style>
    <style:style style:name="T25" style:family="text">
      <style:text-properties fo:color="#9cdcfe" style:font-name="Consolas" fo:font-size="10.5pt" fo:font-weight="normal"/>
    </style:style>
    <style:style style:name="T26" style:family="text">
      <style:text-properties fo:color="#9cdcfe" style:font-name="Consolas" fo:font-size="10.5pt" fo:font-weight="normal" fo:background-color="#1e1e1e"/>
    </style:style>
    <style:style style:name="T27" style:family="text">
      <style:text-properties fo:color="#dcdcaa"/>
    </style:style>
    <style:style style:name="T28" style:family="text">
      <style:text-properties fo:color="#dcdcaa" fo:font-size="10.5pt" fo:font-weight="normal"/>
    </style:style>
    <style:style style:name="T29" style:family="text">
      <style:text-properties fo:color="#dcdcaa" style:font-name="Consolas" fo:font-size="10.5pt" fo:font-weight="normal"/>
    </style:style>
    <style:style style:name="T30" style:family="text">
      <style:text-properties fo:color="#dcdcaa" style:font-name="Consolas" fo:font-size="10.5pt" fo:font-weight="normal" fo:background-color="#1e1e1e"/>
    </style:style>
    <style:style style:name="T31" style:family="text">
      <style:text-properties fo:color="#b5cea8"/>
    </style:style>
    <style:style style:name="T32" style:family="text">
      <style:text-properties fo:color="#b5cea8" fo:font-size="10.5pt" fo:font-weight="normal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font-size="10.5pt" fo:font-weight="normal"/>
    </style:style>
    <style:style style:name="T35" style:family="text">
      <style:text-properties style:font-name="Arial" style:font-name-asian="Arial"/>
    </style:style>
    <style:style style:name="T36" style:family="text">
      <style:text-properties style:font-name="Arial" fo:font-weight="bold" style:font-name-asian="Arial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Consolas" fo:font-size="10.5pt" fo:font-weight="normal"/>
    </style:style>
    <style:style style:name="T39" style:family="text">
      <style:text-properties fo:color="#d4d4d4" fo:background-color="#1e1e1e"/>
    </style:style>
    <style:style style:name="T40" style:family="text">
      <style:text-properties fo:color="#d4d4d4" style:font-name="Consolas" fo:font-size="10.5pt" fo:font-weight="normal" fo:background-color="#1e1e1e"/>
    </style:style>
    <style:style style:name="T41" style:family="text">
      <style:text-properties fo:color="#4ec9b0" style:font-name="Consolas" fo:font-size="10.5pt" fo:font-weight="normal" fo:background-color="#1e1e1e"/>
    </style:style>
    <style:style style:name="T42" style:family="text">
      <style:text-properties fo:color="#c586c0" style:font-name="Consolas" fo:font-size="10.5pt" fo:font-weight="normal"/>
    </style:style>
    <style:style style:name="T43" style:family="text">
      <style:text-properties fo:color="#ce9178" style:font-name="Consolas" fo:font-size="10.5pt" fo:font-weight="normal"/>
    </style:style>
    <style:style style:name="T44" style:family="text">
      <style:text-properties fo:color="#ce9178" style:font-name="Consolas" fo:font-size="10.5pt" fo:font-weight="normal" fo:background-color="#1e1e1e"/>
    </style:style>
    <style:style style:name="T45" style:family="text">
      <style:text-properties style:font-name-asian="Arial"/>
    </style:style>
    <style:style style:name="T46" style:family="text">
      <style:text-properties style:font-name="Arial1" fo:font-size="11pt" style:font-name-asian="Arial"/>
    </style:style>
    <style:style style:name="T47" style:family="text">
      <style:text-properties style:font-name="Arial1" fo:font-size="11pt" fo:background-color="transparent" style:font-name-asian="Arial"/>
    </style:style>
    <style:style style:name="T48" style:family="text">
      <style:text-properties style:font-name="Arial1" fo:font-size="11pt" fo:font-weight="normal" style:font-name-asian="Arial"/>
    </style:style>
    <style:style style:name="T49" style:family="text">
      <style:text-properties fo:color="#808080"/>
    </style:style>
    <style:style style:name="T50" style:family="text">
      <style:text-properties fo:color="#800000"/>
    </style:style>
    <style:style style:name="T51" style:family="text">
      <style:text-properties fo:color="#ffffff"/>
    </style:style>
    <style:style style:name="T52" style:family="text">
      <style:text-properties fo:color="#ff8c00"/>
    </style:style>
    <style:style style:name="T53" style:family="text">
      <style:text-properties fo:color="#800080"/>
    </style:style>
    <style:style style:name="T54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p text:style-name="P11">There is also an „Plan“-tablecalculation-sheet that tracks all the variables/quest/.. or I would completely loose the overview.</text:p>
      <text:p text:style-name="P11"/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8">Sprache umstellen<text:tab/>1</text:p>
          <text:p text:style-name="P28">Items konsumieren<text:tab/>1</text:p>
          <text:p text:style-name="P28">Plugins Used and Order<text:tab/>2</text:p>
          <text:p text:style-name="P28">Plugin Incompatibilities<text:tab/>2</text:p>
          <text:p text:style-name="P28">YEP_QuestJournal<text:tab/>3</text:p>
          <text:p text:style-name="P28">YEP_X_AnimatedSV_Enemys<text:tab/>5</text:p>
          <text:p text:style-name="P28">Region-Definition<text:tab/>5</text:p>
          <text:p text:style-name="P28">Switches<text:tab/>5</text:p>
          <text:p text:style-name="P28">Text-Color<text:tab/>6</text:p>
          <text:p text:style-name="P28">self-Variables and CustomConditionalPages<text:tab/>6</text:p>
          <text:p text:style-name="P28">Tease Mechanic<text:tab/>6</text:p>
          <text:p text:style-name="P28">ScriptCodes<text:tab/>7</text:p>
          <text:p text:style-name="P28">Character-Animations<text:tab/>7</text:p>
          <text:p text:style-name="P28">Animation Patterns (img/animations)<text:tab/>8</text:p>
          <text:p text:style-name="P28">About Tileset Builder (why is this so complicated)<text:tab/>8</text:p>
        </text:index-body>
      </text:table-of-content>
      <text:p text:style-name="P11"/>
      <text:h text:style-name="P45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P24">NeMV_OnStepEffect<text:tab/>over time change</text:p>
      <text:h text:style-name="P45" text:outline-level="1">Plugin Incompatibilities</text:h>
      <text:p text:style-name="P20">- Had to disable HIME_EquipSlotsCore +HIME_EnemyEquips because problem with YEP_EquipCore:an eItemType is expected, not slotindex</text:p>
      <text:p text:style-name="P14"><text:span text:style-name="T19">var</text:span> <text:span text:style-name="T23">index</text:span> = <text:span text:style-name="T23">actor</text:span>.<text:span text:style-name="T27">equipSlots</text:span>().<text:span text:style-name="T27">indexOf</text:span>(<text:span text:style-name="T19">this</text:span>.<text:span text:style-name="T23">_params</text:span>[<text:span text:style-name="T31">1</text:span>]) + <text:span text:style-name="T31">1</text:span>;</text:p>
      <text:p text:style-name="P15">    <text:span text:style-name="T24">actor</text:span><text:span text:style-name="T34">.</text:span><text:span text:style-name="T28">changeEquipById</text:span><text:span text:style-name="T34">(</text:span><text:span text:style-name="T24">index</text:span><text:span text:style-name="T34">, </text:span><text:span text:style-name="T20">this</text:span><text:span text:style-name="T34">.</text:span><text:span text:style-name="T24">_params</text:span><text:span text:style-name="T34">[</text:span><text:span text:style-name="T32">2</text:span><text:span text:style-name="T34">]);</text:span></text:p>
      <text:p text:style-name="P20"><text:soft-page-break/></text:p>
      <text:list xml:id="list2970858136653420615" text:style-name="L1">
        <text:list-item>
          <text:p text:style-name="P30">DashStamina not working</text:p>
        </text:list-item>
      </text:list>
      <text:p text:style-name="P20"/>
      <text:list xml:id="list706711581161461252" text:style-name="L2">
        <text:list-item>
          <text:p text:style-name="P31">disabled Way_ItemTPCost because there is no BattleManagerin Scene</text:p>
          <text:p text:style-name="P31">Window_ItemList.prototype.isEnabled = function (item) {</text:p>
          <text:p text:style-name="P31"><text:s/>return BattleManager.actor().canUse(item) &amp;&amp; $gameParty.canUse(item);</text:p>
        </text:list-item>
      </text:list>
      <text:p text:style-name="P20"/>
      <text:list xml:id="list4486165458448389848" text:style-name="L3">
        <text:list-item>
          <text:p text:style-name="P32">disabled YED_TransferStealStates; why is this used on items ?</text:p>
          <text:p text:style-name="P46"><text:span text:style-name="T39"> </text:span><text:span text:style-name="T41">Game_Action</text:span><text:span text:style-name="T40">.</text:span><text:span text:style-name="T26">prototype</text:span><text:span text:style-name="T40">.</text:span><text:span text:style-name="T30">testApply</text:span><text:span text:style-name="T40"> = </text:span><text:span text:style-name="T22">function</text:span><text:span text:style-name="T40">(</text:span><text:span text:style-name="T26">target</text:span><text:span text:style-name="T40">) {</text:span></text:p>
        </text:list-item>
      </text:list>
      <text:p text:style-name="List_20_Contents">        <text:span text:style-name="T42">if</text:span><text:span text:style-name="T38"> (</text:span><text:span text:style-name="T21">this</text:span><text:span text:style-name="T38">.</text:span><text:span text:style-name="T29">getTransferStealStates</text:span><text:span text:style-name="T38">(</text:span><text:span text:style-name="T25">target</text:span><text:span text:style-name="T38">, </text:span><text:span text:style-name="T43">'steal'</text:span><text:span text:style-name="T38">).</text:span><text:span text:style-name="T25">length</text:span><text:span text:style-name="T38"> &gt; </text:span><text:span text:style-name="T33">0</text:span><text:span text:style-name="T38">) {</text:span></text:p>
      <text:p text:style-name="List_20_Contents">            <text:span text:style-name="T42">return</text:span><text:span text:style-name="T38"> </text:span><text:span text:style-name="T21">true</text:span><text:span text:style-name="T38">;</text:span></text:p>
      <text:p text:style-name="List_20_Contents">        <text:span text:style-name="T38">}</text:span></text:p>
      <text:p text:style-name="List_20_Contents"/>
      <text:p text:style-name="List_20_Contents">        <text:span text:style-name="T42">if</text:span><text:span text:style-name="T38"> (</text:span><text:span text:style-name="T21">this</text:span><text:span text:style-name="T38">.</text:span><text:span text:style-name="T29">getTransferStealStates</text:span><text:span text:style-name="T38">(</text:span><text:span text:style-name="T25">target</text:span><text:span text:style-name="T38">, </text:span><text:span text:style-name="T43">'transfer'</text:span><text:span text:style-name="T38">).</text:span><text:span text:style-name="T25">length</text:span><text:span text:style-name="T38"> &gt; </text:span><text:span text:style-name="T33">0</text:span><text:span text:style-name="T38">) {</text:span></text:p>
      <text:p text:style-name="List_20_Contents">            <text:span text:style-name="T42">return</text:span><text:span text:style-name="T38"> </text:span><text:span text:style-name="T21">true</text:span><text:span text:style-name="T38">;</text:span></text:p>
      <text:p text:style-name="List_20_Contents">        <text:span text:style-name="T38">}</text:span></text:p>
      <text:p text:style-name="List_20_Contents"/>
      <text:p text:style-name="List_20_Contents">        <text:span text:style-name="T42">return</text:span><text:span text:style-name="T38"> </text:span><text:span text:style-name="T25">_Game_Action_testApply</text:span><text:span text:style-name="T38">.</text:span><text:span text:style-name="T29">call</text:span><text:span text:style-name="T38">(</text:span><text:span text:style-name="T21">this</text:span><text:span text:style-name="T38">, </text:span><text:span text:style-name="T25">target</text:span><text:span text:style-name="T38">);</text:span></text:p>
      <text:p text:style-name="List_20_Contents">    <text:span text:style-name="T38">};</text:span></text:p>
      <text:p text:style-name="P20"/>
      <text:list xml:id="list3110840076371384407" text:style-name="L4">
        <text:list-item>
          <text:p text:style-name="P33">Yep_BattleStatusWindow; ICF_StatusMenu is overwriting drawGaugeArea() and Gauges dont fit</text:p>
          <text:p text:style-name="P33">You have also to configure gauge-width to 400 if using hp/mp/tp/lust in plugin (100 per gauge)</text:p>
        </text:list-item>
      </text:list>
      <text:h text:style-name="Heading_20_1" text:outline-level="1">YEP_QuestJournal</text:h>
      <text:list xml:id="list713976609015758466" text:style-name="L5">
        <text:list-item>
          <text:p text:style-name="P34">see help how to integrate into YEP_MainMenuManager</text:p>
        </text:list-item>
        <text:list-item>
          <text:p text:style-name="P34">to use GALV_TimedMessagePopup add something like this in Lunatic mode: </text:p>
          <text:p text:style-name="P34">SceneManager._scene.createCaptionWindow(-1,120,["new quest" + questId],[],-60)</text:p>
          <text:p text:style-name="P34"/>
        </text:list-item>
        <text:list-item>
          <text:p text:style-name="P35"><text:span text:style-name="T45">to add more then 100 Quest add more params in plugin-comment and increas</text:span><text:span text:style-name="T46">e limi</text:span><text:span text:style-name="T47">t in code </text:span><text:span text:style-name="T7">DataManager.questDatabaseCreate</text:span></text:p>
        </text:list-item>
        <text:list-item>
          <text:p text:style-name="P36"><text:soft-page-break/>how to import quest from external file? <text:s text:c="2"/>See GALV_QUESTLog</text:p>
        </text:list-item>
      </text:list>
      <text:p text:style-name="P25"/>
      <text:list xml:id="list8565993878237796124" text:style-name="L6">
        <text:list-item>
          <text:p text:style-name="P38"><text:span text:style-name="T8">use </text:span><text:span text:style-name="T48">$gameSystem.isQuestKnown(101) in Event-Branch to check if Quest started</text:span></text:p>
        </text:list-item>
        <text:list-item>
          <text:p text:style-name="P39">use $gameSystem.isQuestObjectiveUncleared(101, 1) to check quest state (quest has to be known)</text:p>
        </text:list-item>
        <text:list-item>
          <text:p text:style-name="P38"><text:span text:style-name="T48">use </text:span><text:span text:style-name="T8">◆</text:span><text:span text:style-name="T14">Plugin Command：</text:span><text:span text:style-name="T16">Quest ADD 101<text:tab/>to start</text:span></text:p>
        </text:list-item>
        <text:list-item>
          <text:p text:style-name="P38"><text:span text:style-name="T48">use this to progress through quest </text:span><text:span text:style-name="T8"><text:s text:c="6"/></text:span></text:p>
          <text:p text:style-name="P53"><text:span text:style-name="T8">◆</text:span><text:span text:style-name="T14">Plugin Command：</text:span><text:span text:style-name="T16">Quest 101 Change Description Entry To 2</text:span></text:p>
          <text:p text:style-name="P53"><text:span text:style-name="T8">◆</text:span><text:span text:style-name="T14">Plugin Command：</text:span><text:span text:style-name="T16">Quest 101 Change Subtext Entry To 2</text:span></text:p>
          <text:p text:style-name="P53"><text:span text:style-name="T8">◆</text:span><text:span text:style-name="T14">Plugin Command：</text:span><text:span text:style-name="T16">Quest 101 Complete Objective 1</text:span></text:p>
        </text:list-item>
      </text:list>
      <text:p text:style-name="P8"><text:span text:style-name="T6"><text:s text:c="6"/>◆</text:span><text:span text:style-name="T13">Plugin Command：</text:span><text:span text:style-name="T15">Quest 101 Show Objective 2</text:span></text:p>
      <text:list xml:id="list5069073155862215490" text:style-name="L7">
        <text:list-item>
          <text:p text:style-name="P37">use this to progress through quest</text:p>
        </text:list-item>
      </text:list>
      <text:p text:style-name="Text_20_body"><text:span text:style-name="T6"><text:tab/>◆</text:span><text:span text:style-name="T13">Plugin Command：</text:span><text:span text:style-name="T15">Quest Set Completed 101</text:span></text:p>
      <text:p text:style-name="Text_20_body"><text:span text:style-name="T6"><text:s/><text:tab/>◆</text:span><text:span text:style-name="T13">Plugin Command：</text:span><text:span text:style-name="T15">Quest 101 Deny All Rewards</text:span></text:p>
      <text:list xml:id="list29815026" text:continue-list="list8565993878237796124" text:style-name="L6">
        <text:list-item>
          <text:p text:style-name="P39">restarting quest requires previous removal</text:p>
        </text:list-item>
      </text:list>
      <text:p text:style-name="P25">Example:</text:p>
      <text:p text:style-name="P7">◆<text:span text:style-name="T12">If：Script：$gameSystem.isQuestKnown(101)</text:span></text:p>
      <text:p text:style-name="Preformatted_20_Text"><text:span text:style-name="T6"><text:s text:c="2"/>◆</text:span><text:span text:style-name="T12">If：Party has Apple</text:span></text:p>
      <text:p text:style-name="Preformatted_20_Text"><text:span text:style-name="T6"><text:s text:c="4"/>◆</text:span><text:span text:style-name="T13">Show Choices：</text:span><text:span text:style-name="T15">Appel, Nothing </text:span><text:span text:style-name="T49">(Window, Right, #1, #2)</text:span></text:p>
      <text:p text:style-name="Preformatted_20_Text"><text:span text:style-name="T6"><text:s text:c="4"/>：</text:span><text:span text:style-name="T13">When </text:span><text:span text:style-name="T15">Appel</text:span><text:span text:style-name="T13"> </text:span></text:p>
      <text:p text:style-name="Preformatted_20_Text"><text:span text:style-name="T6"><text:s text:c="6"/>◆</text:span><text:span text:style-name="T50">Set Movement Route：Horsie </text:span><text:span text:style-name="T49">(Wait)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SE：Horse (90, 100, 0)</text:span></text:p>
      <text:p text:style-name="Preformatted_20_Text"><text:span text:style-name="T6"><text:s text:c="6"/>：</text:span><text:span text:style-name="T51">Set Movement Route</text:span><text:span text:style-name="T50">：◇Image：MVhorse-solidcolors_run2(0)</text:span></text:p>
      <text:p text:style-name="Preformatted_20_Text"><text:span text:style-name="T6"><text:s text:c="6"/>：</text:span><text:span text:style-name="T51">Set Movement Route</text:span><text:span text:style-name="T50">：◇Move Lower Right</text:span></text:p>
      <text:p text:style-name="Preformatted_20_Text"><text:span text:style-name="T6"><text:s text:c="6"/>：</text:span><text:span text:style-name="T51">Set Movement Route</text:span><text:span text:style-name="T50">：◇Move Lower Right</text:span></text:p>
      <text:p text:style-name="Preformatted_20_Text"><text:span text:style-name="T6"><text:s text:c="6"/>：</text:span><text:span text:style-name="T51">Set Movement Route</text:span><text:span text:style-name="T50">：◇Move Upper Right</text:span></text:p>
      <text:p text:style-name="Preformatted_20_Text"><text:soft-page-break/><text:span text:style-name="T6"><text:s text:c="6"/>：</text:span><text:span text:style-name="T51">Set Movement Route</text:span><text:span text:style-name="T50">：◇Move Upper Right</text:span></text:p>
      <text:p text:style-name="Preformatted_20_Text"><text:span text:style-name="T6"><text:s text:c="6"/>：</text:span><text:span text:style-name="T51">Set Movement Route</text:span><text:span text:style-name="T50">：◇Image：MVhorse-solidcolors_walk(1)</text:span></text:p>
      <text:p text:style-name="Preformatted_20_Text"><text:span text:style-name="T6"><text:s text:c="6"/>：</text:span><text:span text:style-name="T51">Set Movement Route</text:span><text:span text:style-name="T50">：◇Turn toward Player</text:span></text:p>
      <text:p text:style-name="Preformatted_20_Text"><text:span text:style-name="T6"><text:s text:c="6"/>◆</text:span><text:span text:style-name="T52">Change Items：Apple - 1</text:span></text:p>
      <text:p text:style-name="Preformatted_20_Text"><text:span text:style-name="T6"><text:s text:c="6"/>◆</text:span><text:span text:style-name="T13">Plugin Command：</text:span><text:span text:style-name="T15">Quest 101 Complete Objective 1</text:span></text:p>
      <text:p text:style-name="Preformatted_20_Text"><text:span text:style-name="T6"><text:s text:c="6"/>◆</text:span><text:span text:style-name="T13">Plugin Command：</text:span><text:span text:style-name="T15">Quest 101 Show Objective 2</text:span></text:p>
      <text:p text:style-name="Preformatted_20_Text"><text:span text:style-name="T6"><text:s text:c="6"/>◆</text:span><text:span text:style-name="T53">Show Picture：#1, tatieonna03s, Upper Left (0,0), (100%,100%), 255, Normal</text:span></text:p>
      <text:p text:style-name="Preformatted_20_Text"><text:span text:style-name="T6"><text:s text:c="6"/>◆</text:span><text:span text:style-name="T54">Wait：120 frames</text:span></text:p>
      <text:p text:style-name="Preformatted_20_Text"><text:span text:style-name="T6"><text:s text:c="6"/>◆</text:span><text:span text:style-name="T53">Erase Picture：#1</text:span></text:p>
      <text:p text:style-name="Preformatted_20_Text"><text:span text:style-name="T6"><text:s text:c="6"/>◆</text:span><text:span text:style-name="T13">Plugin Command：</text:span><text:span text:style-name="T15">Quest 101 Complete Objective 2</text:span></text:p>
      <text:p text:style-name="Preformatted_20_Text"><text:span text:style-name="T6"><text:s text:c="6"/>◆</text:span><text:span text:style-name="T13">Plugin Command：</text:span><text:span text:style-name="T15">Quest Set Completed 101</text:span></text:p>
      <text:p text:style-name="Preformatted_20_Text"><text:span text:style-name="T6"><text:s text:c="6"/>◆</text:span><text:span text:style-name="T13">Plugin Command：</text:span><text:span text:style-name="T15">Quest 101 Change Subtext Entry To 2</text:span></text:p>
      <text:p text:style-name="Preformatted_20_Text"><text:span text:style-name="T6"><text:s text:c="6"/>◆</text:span><text:span text:style-name="T13">Plugin Command：</text:span><text:span text:style-name="T15">Quest 101 Deny All Rewards</text:span></text:p>
      <text:p text:style-name="P5"><text:s text:c="6"/>◆</text:p>
      <text:p text:style-name="Preformatted_20_Text"><text:span text:style-name="T6"><text:s text:c="4"/>：</text:span><text:span text:style-name="T13">When </text:span><text:span text:style-name="T15">Nothing</text:span><text:span text:style-name="T13"> </text:span></text:p>
      <text:p text:style-name="Preformatted_20_Text"><text:span text:style-name="T6"><text:s text:c="6"/>◆</text:span><text:span text:style-name="T13">Plugin Command：</text:span><text:span text:style-name="T15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3">End</text:span></text:p>
      <text:p text:style-name="P5"><text:s text:c="4"/>◆</text:p>
      <text:p text:style-name="Preformatted_20_Text"><text:span text:style-name="T6"><text:s text:c="2"/>：</text:span><text:span text:style-name="T12">End</text:span></text:p>
      <text:p text:style-name="P5"><text:s text:c="2"/>◆</text:p>
      <text:p text:style-name="Preformatted_20_Text"><text:span text:style-name="T6">：</text:span><text:span text:style-name="T12">Else</text:span></text:p>
      <text:p text:style-name="Preformatted_20_Text"><text:span text:style-name="T6"><text:s text:c="2"/>◆</text:span><text:span text:style-name="T13">Text：</text:span><text:span text:style-name="T49">None, Window, Bottom</text:span></text:p>
      <text:p text:style-name="Preformatted_20_Text"><text:span text:style-name="T6"><text:s text:c="2"/>：</text:span><text:span text:style-name="T51">Text</text:span><text:span text:style-name="T13">：</text:span><text:span text:style-name="T15">QuestProgress</text:span></text:p>
      <text:p text:style-name="Preformatted_20_Text"><text:span text:style-name="T6"><text:s text:c="2"/>◆</text:span><text:span text:style-name="T13">Plugin Command：</text:span><text:span text:style-name="T15">Quest ADD 101</text:span></text:p>
      <text:p text:style-name="P5"><text:s text:c="2"/>◆</text:p>
      <text:p text:style-name="P8"><text:span text:style-name="T6">：</text:span><text:span text:style-name="T12">End</text:span></text:p>
      <text:p text:style-name="P25"/>
      <text:h text:style-name="Heading_20_1" text:outline-level="1">YEP_X_AnimatedSV_Enemys</text:h>
      <text:list xml:id="list8862911702869441356" text:style-name="L8">
        <text:list-item>
          <text:p text:style-name="P40">works with and without enabled SV</text:p>
        </text:list-item>
        <text:list-item>
          <text:p text:style-name="P40">setting up with standard SV-spritesheet by adding to Actor/Enemy</text:p>
          <text:p text:style-name="P43"><text:soft-page-break/>&lt;Sideview Battler: Marsha_Battler_nude&gt;<text:tab/><text:tab/><text:tab/>&lt;= spritesheet in actor/enemy-folder</text:p>
        </text:list-item>
      </text:list>
      <text:p text:style-name="P26">&lt;Sideview Battler Frames: 3&gt;<text:tab/><text:tab/><text:tab/>&lt;= how many frames per animation</text:p>
      <text:p text:style-name="P27">&lt;Sideview Battler Speed: 40&gt;<text:tab/><text:tab/><text:tab/>&lt;=speed of animation higher = slower</text:p>
      <text:p text:style-name="P27">&lt;Sideview Battler Size: 64,64&gt;<text:tab/><text:tab/><text:tab/>&lt;= size of frame</text:p>
      <text:p text:style-name="P27">&lt;Sideview Battler Motion&gt;<text:tab/><text:tab/><text:tab/>&lt;=add for each motion but at least for walk</text:p>
      <text:p text:style-name="P27">Name: Walk</text:p>
      <text:p text:style-name="P27">Index: 0<text:tab/><text:tab/><text:tab/><text:tab/><text:tab/>&lt;= index-position in spritesheet; 0= top-left</text:p>
      <text:p text:style-name="P27">Frames: 3</text:p>
      <text:p text:style-name="P27">Loop</text:p>
      <text:p text:style-name="P27">&lt;/Sideview Battler Motion&gt;</text:p>
      <text:p text:style-name="Text_20_body"/>
      <text:list xml:id="list7195164534811522203" text:style-name="L9">
        <text:list-item>
          <text:p text:style-name="P41">using static image:</text:p>
          <text:p text:style-name="P41">same approach but change framecount to 1</text:p>
        </text:list-item>
        <text:list-item>
          <text:p text:style-name="P41">add &lt;Breathing&gt; for Breathing motion</text:p>
        </text:list-item>
      </text:list>
      <text:p text:style-name="Text_20_body"/>
      <text:h text:style-name="P45" text:outline-level="1"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p text:style-name="P20">...or use YEP_RegionEvents <text:s/>(instead of YEP_RegionRestriction)</text:p>
      <text:p text:style-name="P20">Use ChangeRegionId-Plugin to programatical change Regions</text:p>
      <text:h text:style-name="P45" text:outline-level="1"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4855853486787396247" text:style-name="L10">
        <text:list-item>
          <text:p text:style-name="P48">if you need to share data between events, add an empty event as a data holder (please add comments that describe the variables)</text:p>
        </text:list-item>
        <text:list-item>
          <text:p text:style-name="P48">now set the variable in one event f.e. As bitmask</text:p>
        </text:list-item>
      </text:list>
      <text:p text:style-name="P4"><text:span text:style-name="T6">◆</text:span><text:span text:style-name="T13">Script：</text:span><text:span text:style-name="T18">x = (this.get_self_variable("MAPSWITCH1",13) || 0) | 1</text:span></text:p>
      <text:p text:style-name="P9"><text:span text:style-name="T13"><text:tab/><text:tab/></text:span><text:span text:style-name="T18">this.set_self_variable("MAPSWITCH1", x, 13)</text:span></text:p>
      <text:list xml:id="list6630820085683659431" text:style-name="L11">
        <text:list-item>
          <text:p text:style-name="P49"><text:soft-page-break/>in another event you can use it or build a customconditional to enable the eventpage:</text:p>
        </text:list-item>
      </text:list>
      <text:p text:style-name="P4"><text:span text:style-name="T6">◆</text:span><text:span text:style-name="T11">Comment：&lt;page condition&gt;</text:span></text:p>
      <text:p text:style-name="P4"><text:span text:style-name="T6">◆</text:span><text:span text:style-name="T12">If：Script：(this.get_self_variable("MAPSWITCH1",13) || 0)&amp;1&gt;0</text:span></text:p>
      <text:p text:style-name="P4"><text:span text:style-name="T6"><text:s text:c="2"/>◆</text:span><text:span text:style-name="T13">Plugin Command：</text:span><text:span text:style-name="T15">activate_page</text:span></text:p>
      <text:p text:style-name="P6"><text:s text:c="2"/>◆</text:p>
      <text:p text:style-name="P4"><text:span text:style-name="T6">：</text:span><text:span text:style-name="T12">End</text:span></text:p>
      <text:p text:style-name="P4"><text:span text:style-name="T6">◆</text:span><text:span text:style-name="T11">Comment：&lt;/page condition&gt;</text:span></text:p>
      <text:p text:style-name="P9"><text:span text:style-name="T6">◆</text:span><text:span text:style-name="T17">Control Self Switch：A = ON</text:span></text:p>
      <text:p text:style-name="P11"/>
      <text:h text:style-name="Heading_20_1" text:outline-level="1">Tease Mechanic</text:h>
      <text:list xml:id="list4431772856610569833" text:style-name="L12">
        <text:list-item>
          <text:p text:style-name="P50">you can tease the enemy to increase tease-meter</text:p>
        </text:list-item>
        <text:list-item>
          <text:p text:style-name="P50">the following custom stats are created via <text:span text:style-name="T44">ICF_ParamsCore</text:span>:</text:p>
          <text:list>
            <text:list-item>
              <text:p text:style-name="P50">lust/lustMax<text:tab/>CPARAM<text:tab/>tease-meter of actor; </text:p>
            </text:list-item>
            <text:list-item>
              <text:p text:style-name="P50">lustGain<text:tab/>NPARAM<text:tab/>resistance to lust; default of 100%, 50% would mean half of damage</text:p>
            </text:list-item>
            <text:list-item>
              <text:p text:style-name="P50">lustRegen<text:tab/>NPARAM<text:tab/>regeneration of Lust over time on map; default 0; implemented in OnStep-event</text:p>
            </text:list-item>
            <text:list-item>
              <text:p text:style-name="P50">alust<text:tab/><text:tab/>NPARAM<text:tab/>lust attack-strength; used in lust damage calculation</text:p>
            </text:list-item>
            <text:list-item>
              <text:p text:style-name="P50">dlust<text:tab/><text:tab/>NPRAMA<text:tab/>lust defense strength;used in lust damage calculation</text:p>
            </text:list-item>
          </text:list>
        </text:list-item>
      </text:list>
      <text:p text:style-name="P11"/>
      <text:list xml:id="list1213960477230083457" text:style-name="L13">
        <text:list-item>
          <text:p text:style-name="P42"><text:span text:style-name="T35">Tease-Skill applys tease-stat that uses GALVS_PlaceholderState to apply surrender-State on Lust overflow</text:span></text:p>
        </text:list-item>
        <text:list-item>
          <text:p text:style-name="P42"><text:span text:style-name="T35">surrender-State is marked as YEP_CustomDeathState</text:span></text:p>
        </text:list-item>
        <text:list-item>
          <text:p text:style-name="P42"><text:span text:style-name="T35">add </text:span>&lt;lust status bar: TS&gt; to every Actor/Enemy to show bar in battle<text:span text:style-name="T9"> (via </text:span><text:span text:style-name="T10">DoubleX RMMV Status Bars v101b</text:span><text:span text:style-name="T9">)</text:span></text:p>
        </text:list-item>
        <text:list-item>
          <text:p text:style-name="P51">use HUD_Maker to display lust statusbar on Map-screen</text:p>
        </text:list-item>
      </text:list>
      <text:p text:style-name="P11"/>
      <text:h text:style-name="P45" text:outline-level="1">ScriptCodes</text:h>
      <text:p text:style-name="Text_20_body">$game_player.region_id</text:p>
      <text:p text:style-name="Text_20_body">$game_map.events[EVENT_ID].region_id</text:p>
      <text:p text:style-name="Standard"/>
      <text:p text:style-name="Standard">!($gameParty.steps() % 10)</text:p>
      <text:p text:style-name="Standard">$gameActors.actor(3).lust</text:p>
      <text:p text:style-name="Standard">$gameVariables._data[1]</text:p>
      <text:p text:style-name="Standard"><text:soft-page-break/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$gameTroop.members()[BattleManager._action._targetIndex].states().indexOf($dataStates[id]) &lt;= 0</text:p>
      <text:h text:style-name="Heading_20_1" text:outline-level="1">PluginCodes</text:h>
      <text:p text:style-name="P8"><text:span text:style-name="T6">◆</text:span><text:span text:style-name="T11">Comment：&lt;TriggerDistance: r3&gt;</text:span></text:p>
      <text:p text:style-name="Standard"/>
      <text:h text:style-name="P45" text:outline-level="1"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6191512976499972473" text:style-name="L14">
        <text:list-item>
          <text:p text:style-name="P44">It is possible treat 1 character as 1 file by including "$" at the beginning of the file name.</text:p>
        </text:list-item>
        <text:list-item>
          <text:p text:style-name="P44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44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45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45" text:outline-level="1">About Tileset Builder (why is this so complicated)</text:h>
      <text:p text:style-name="P16">A drawback in RPGMaker is that you can only use 1 tilesheet collection per map which limits the variants of tiles to use.</text:p>
      <text:p text:style-name="P16"><text:soft-page-break/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8780088487567948574" text:style-name="L15">
        <text:list-item>
          <text:p text:style-name="P52">load Game-Project</text:p>
        </text:list-item>
        <text:list-item>
          <text:p text:style-name="P52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7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35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pan text:style-name="T35">You need to </text:span><text:span text:style-name="T36">doubleclick to stamp</text:span><text:span text:style-name="T35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Reload Project in Builder</text:p>
      <text:p text:style-name="P20">Now select tiles from parts/MV Tilesheets/ user palette</text:p>
      <text:p text:style-name="P20"><text:soft-page-break/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onaco" svg:font-family="Monaco, 'Courier New', 'DejaVu Sans Mono', 'Bitstream Vera Sa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8T09:58:37.54</dc:date>
    <dc:creator>jk jk</dc:creator>
    <meta:editing-duration>P3DT4H48M9S</meta:editing-duration>
    <meta:editing-cycles>41</meta:editing-cycles>
    <meta:generator>OpenOffice/4.1.7$Win32 OpenOffice.org_project/417m1$Build-9800</meta:generator>
    <meta:document-statistic meta:table-count="0" meta:image-count="1" meta:object-count="0" meta:page-count="11" meta:paragraph-count="216" meta:word-count="1658" meta:character-count="10790"/>
  </office:meta>
</office:document-meta>
</file>